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T7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DRAW A HOUSE<text:s/></text:p>
      <text:p text:style-name="P2">WITH A RECTANGLE</text:p>
      <text:p text:style-name="P3">A CIRCLE</text:p>
      <text:p text:style-name="P4">A DONUT</text:p>
      <text:p text:style-name="P5">HALF HATCHED</text:p>
      <text:p text:style-name="P6">A TRIANGLE</text:p>
      <text:p text:style-name="Normal"><text:span text:style-name="T7">ONLY THE FRONT ELEVA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lvin Kamau</meta:initial-creator>
    <dc:creator>Kelvin Kamau</dc:creator>
    <meta:creation-date>2022-09-26T09:20:00Z</meta:creation-date>
    <dc:date>2022-09-26T11:09:00Z</dc:date>
    <meta:template xlink:href="Normal" xlink:type="simple"/>
    <meta:editing-cycles>2</meta:editing-cycles>
    <meta:editing-duration>PT6540S</meta:editing-duration>
    <meta:document-statistic meta:page-count="1" meta:paragraph-count="1" meta:word-count="14" meta:character-count="96" meta:row-count="1" meta:non-whitespace-character-count="83"/>
  </office:meta>
</office:document-meta>
</file>